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666cb5"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5" style:family="paragraph" style:parent-style-name="Standard">
      <style:paragraph-properties fo:text-align="justify" style:justify-single-word="false"/>
      <style:text-properties style:font-name="Traveling _Typewriter" fo:font-size="15pt" fo:language="fr" fo:country="FR" officeooo:rsid="005ee65b" officeooo:paragraph-rsid="00666cb5" style:font-size-asian="15pt" style:language-asian="zxx" style:country-asian="none" style:font-size-complex="15pt" style:language-complex="zxx" style:country-complex="none"/>
    </style:style>
    <style:style style:name="P6" style:family="paragraph" style:parent-style-name="Standard">
      <style:paragraph-properties fo:text-align="justify" style:justify-single-word="false"/>
      <style:text-properties style:font-name="Traveling _Typewriter" fo:font-size="15pt" fo:language="fr" fo:country="FR" officeooo:rsid="005ee65b" officeooo:paragraph-rsid="00682368" style:font-size-asian="15pt" style:language-asian="zxx" style:country-asian="none" style:font-size-complex="15pt" style:language-complex="zxx" style:country-complex="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61b45" style:font-weight-asian="bold" style:font-weight-complex="bold"/>
    </style:style>
    <style:style style:name="T3" style:family="text">
      <style:text-properties officeooo:rsid="004d6dac"/>
    </style:style>
    <style:style style:name="T4" style:family="text">
      <style:text-properties officeooo:rsid="00533ed8"/>
    </style:style>
    <style:style style:name="T5" style:family="text">
      <style:text-properties officeooo:rsid="0054eae2"/>
    </style:style>
    <style:style style:name="T6" style:family="text">
      <style:text-properties officeooo:rsid="0057b088"/>
    </style:style>
    <style:style style:name="T7" style:family="text">
      <style:text-properties officeooo:rsid="00592ce4"/>
    </style:style>
    <style:style style:name="T8" style:family="text">
      <style:text-properties officeooo:rsid="005ee6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m :</text:span> <text:span text:style-name="T3">Fichays</text:span></text:p>
      <text:p text:style-name="P1"/>
      <text:p text:style-name="P1"><text:span text:style-name="T1">Age :</text:span> <text:span text:style-name="T3">33 ans-aquas, 18 ans-sapiens</text:span></text:p>
      <text:p text:style-name="P1"/>
      <text:p text:style-name="P1"><text:span text:style-name="T1">Sexe :</text:span> <text:span text:style-name="T4">Femelle</text:span></text:p>
      <text:p text:style-name="P1"/>
      <text:p text:style-name="P1"><text:span text:style-name="T1">Origine :</text:span> <text:span text:style-name="T4">Molluskancy</text:span></text:p>
      <text:p text:style-name="P1"/>
      <text:p text:style-name="P1"><text:span text:style-name="T1">Métier :</text:span> <text:span text:style-name="T4">Chef d’État</text:span></text:p>
      <text:p text:style-name="P1"/>
      <text:p text:style-name="P2"><text:span text:style-name="T2">Caractéristique</text:span><text:span text:style-name="T1"> physique :</text:span> <text:span text:style-name="T7">Fichays est née d’un métissage, c’est une molluskancienne unique ! Elle possède 7 tentacules qui se rejoignent en un corps fin, avec 2 bras en exosquelette terminés par trois doigts, et une grande tresse composée de tentacules très fines. Son corps est bleu clair, et le dessous de ses tentacules est jaune. La frontière des couleurs est verte. Elle a sur chaque tentacule une petite crête bleu foncé, qui se poursuit jusque dans son dos, où elles grandissent, puis rétrécissent dans sa nuque. Ses bras et sa tresse sont également bleu foncé, et ses yeux sont totalement noirs. Sa tresse est attachée par une algue, et elle possède une tentacule bleu ciel frontale, qui se termine par une boule lumineuse. Fichays a un visage fermé, mais fin et doux.</text:span></text:p>
      <text:p text:style-name="P1"/>
      <text:p text:style-name="P1"><text:span text:style-name="T1">Tempérament :</text:span> <text:span text:style-name="T6">Fichays est une personne fière, avec un mental d’acier et une concentration à toute épreuve. Cependant, elle est aussi brutale, et ne fait pas preuve de beaucoup de compassion. Elle a pourtant un grand sens maternel.</text:span></text:p>
      <text:p text:style-name="P1"/>
      <text:p text:style-name="P3"><text:span text:style-name="T1">Biographie :</text:span> <text:span text:style-name="T8">Fichays est née de la tentative désespérée de Nekarr-Kkaby de faire perdurer sa race. Elle n’a pas connu sa mère, car Nekarr-Kkaby confisquait les œufs dont il était le père. Elle n’a pas connu son père non plus car il est mort avant sa naissance, comme la plupart de son peuple après le génocide perpétré par les stimissiens. </text:span><text:soft-page-break/><text:span text:style-name="T8">Étant la seule héritière en vie de Nekarr-Kkaby, elle récupère le pouvoir - et la lance de son père, Lanssungand, à côté de sa carcasse dont il ne restait que la carapace et quelques membres. C’est une lance en fer blanc avec une lame en glace sur laquelle figure une tête de serpent, et personne ne connaît ses véritables origines.</text:span></text:p>
      <text:p text:style-name="P5"><text:tab/>Elle doit alors fédérer un peuple au bord de l’agonie, car les seuls molluskanciens qui ont survécu sont ceux qui vivaient dans les grottes de glace dans les fonds du lac (à peine 30 %). Pendant plusieurs décennies, les molluskanciens ne sont pas remontés dans leur lac. Fichays ne voulait pas prendre le risque d’empoisonner ce qu’il restait de son peuple, donc elle a complètement interdit l’accès au lac, et ce alors qu’elle n’avait que 17 ans (9 an-sapiens). Fichays appliqua une politique de survivaliste. Les molluskanciens devaient indiquer à combien ils vivaient, et ils étaient nourris à la louche et au cas par cas. Elle fit également mettre en place des entraînements militaires obligatoires pour tous, pour lancer une offensive contre Stimissy, en creusant un tunnel souterrain. À ses 33 ans (18 an-sapiens), elle captura un stimissien qui explorait ses grottes, et ce stimissien, c’était Katelo. </text:p>
      <text:p text:style-name="P6"><text:tab/>Elle sut alors que la barrière était réparée, et que Stimissy n’était plus en guerre contre eux. Elle libéra son peuple des grottes, et après avoir nommé un roi provisoire, elle partit lutter contre Zerlock. À son retour, son peuple s’était réinstallé, et avait repris un cours normal. Elle reprit son titre de reine, et entreprit de grand travaux de réparation et de construction de nouvelles infrastructures. Elle a également permis la navigation sur le lac pour permettre aux stimissiens de se rendre à Yamazuppet. Le commerce a aussi été relancé. </text:p>
      <text:p text:style-name="P6"><text:tab/>À 44 ans (24 an-sapiens) elle a pondu un œuf qui lui donnera une fils, mais elle ne saura jamais qui fut le père – Elle savait profiter des plaisirs de la chair. Elle prit sa retraite à 67 ans (37 an-sapiens) et mourut à 78 ans <text:soft-page-break/>(42 an-sapiens). Son fils la fit congeler, et exposer dans le hall du palais royal.</text:p>
      <text:p text:style-name="P1"/>
      <text:p text:style-name="P4"><text:span text:style-name="T1">Liens familiaux :</text:span> <text:span text:style-name="T5">Fichays est la fille de Nekarr-Kkaby, mais elle ne connaît pas sa mère. Elle a un fils non-nommé, mais elle ne sais pas qui est le pè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7M58S</meta:editing-duration>
    <meta:editing-cycles>71</meta:editing-cycles>
    <meta:generator>LibreOffice/5.4.6.2$Windows_X86_64 LibreOffice_project/4014ce260a04f1026ba855d3b8d91541c224eab8</meta:generator>
    <dc:date>2019-02-28T20:01:03.018000000</dc:date>
    <meta:document-statistic meta:table-count="0" meta:image-count="0" meta:object-count="0" meta:page-count="3" meta:paragraph-count="12" meta:word-count="638" meta:character-count="3709" meta:non-whitespace-character-count="3077"/>
    <meta:user-defined meta:name="Info 1"/>
    <meta:user-defined meta:name="Info 2"/>
    <meta:user-defined meta:name="Info 3"/>
    <meta:user-defined meta:name="Info 4"/>
  </office:meta>
</office:document-meta>
</file>